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6cm" svg:height="1cm" svg:x="6.5cm" svg:y="3cm">
          <text:p text:style-name="P1"><text:span text:style-name="T1">Escribir “Introduce </text:span></text:p>
          <text:p text:style-name="P1"><text:span text:style-name="T1">el valor de N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6cm" svg:height="1cm" svg:x="6.5cm" svg:y="5cm">
          <text:p text:style-name="P1"><text:span text:style-name="T1">Leer 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cm" svg:height="1cm" svg:x="7.5cm" svg:y="1cm">
          <text:p text:style-name="P1"><text:span text:style-name="T1">inicio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3" draw:layer="layout" svg:x1="9.5cm" svg:y1="2cm" svg:x2="9.5cm" svg:y2="3cm">
          <text:p text:style-name="P4"/>
        </draw:line>
        <draw:line draw:style-name="gr2" draw:text-style-name="P3" draw:layer="layout" svg:x1="9.5cm" svg:y1="4cm" svg:x2="9.5cm" svg:y2="5cm">
          <text:p text:style-name="P4"/>
        </draw:line>
        <draw:line draw:style-name="gr2" draw:text-style-name="P3" draw:layer="layout" svg:x1="9.5cm" svg:y1="6cm" svg:x2="9.5cm" svg:y2="7cm">
          <text:p text:style-name="P4"/>
        </draw:line>
        <draw:custom-shape draw:style-name="gr1" draw:text-style-name="P2" draw:id="id6" draw:layer="layout" svg:width="4cm" svg:height="1cm" svg:x="7.5cm" svg:y="18cm">
          <text:p text:style-name="P1"><text:span text:style-name="T1">fin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3" draw:layer="layout" svg:x1="9.5cm" svg:y1="8cm" svg:x2="9.5cm" svg:y2="9cm">
          <text:p text:style-name="P4"/>
        </draw:line>
        <draw:custom-shape draw:style-name="gr1" draw:text-style-name="P2" draw:id="id1" draw:layer="layout" svg:width="2cm" svg:height="2cm" svg:x="8.5cm" svg:y="9cm">
          <text:p text:style-name="P1"><text:span text:style-name="T1">i &lt; 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8.5cm" svg:y1="9.999cm" svg:x2="4.7cm" svg:y2="10.772cm" draw:start-shape="id1" draw:start-glue-point="5" draw:end-shape="id2" draw:end-glue-point="4" svg:d="m8500 9999h-3800v773">
          <text:p text:style-name="P4"/>
        </draw:connector>
        <draw:connector draw:style-name="gr2" draw:text-style-name="P3" draw:id="id5" draw:layer="layout" svg:x1="4.749cm" svg:y1="13.5cm" svg:x2="2.003cm" svg:y2="13.971cm" draw:start-shape="id3" draw:start-glue-point="6" svg:d="m4749 13500v501h-2746v-30">
          <text:p text:style-name="P4"/>
        </draw:connector>
        <draw:custom-shape draw:style-name="gr1" draw:text-style-name="P2" draw:id="id3" draw:layer="layout" svg:width="3.5cm" svg:height="1cm" svg:x="3cm" svg:y="12.5cm">
          <text:p text:style-name="P1"><text:span text:style-name="T1">i = i + 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line-skew="3.499cm" svg:x1="10.5cm" svg:y1="9.999cm" svg:x2="9.5cm" svg:y2="13.083cm" draw:start-shape="id1" draw:start-glue-point="7" draw:end-shape="id4" draw:end-glue-point="2" svg:d="m10500 9999h4000v3084h-5000">
          <text:p text:style-name="P4"/>
        </draw:connector>
        <draw:frame draw:style-name="gr3" draw:text-style-name="P5" draw:layer="layout" svg:width="2.5cm" svg:height="0.75cm" svg:x="7.5cm" svg:y="9.25cm">
          <draw:text-box>
            <text:p text:style-name="P4"><text:span text:style-name="T1">sí</text:span></text:p>
          </draw:text-box>
        </draw:frame>
        <draw:frame draw:style-name="gr3" draw:text-style-name="P5" draw:layer="layout" svg:width="2.5cm" svg:height="0.75cm" svg:x="11cm" svg:y="9.25cm">
          <draw:text-box>
            <text:p text:style-name="P4"><text:span text:style-name="T1">no</text:span></text:p>
          </draw:text-box>
        </draw:frame>
        <draw:connector draw:style-name="gr2" draw:text-style-name="P3" draw:layer="layout" draw:type="lines" svg:x1="4.749cm" svg:y1="11.688cm" svg:x2="4.749cm" svg:y2="12.5cm" draw:end-shape="id3" draw:end-glue-point="4" svg:d="m4749 11688v0 312 500">
          <text:p text:style-name="P4"/>
        </draw:connector>
        <draw:connector draw:style-name="gr2" draw:text-style-name="P3" draw:id="id4" draw:layer="layout" draw:type="lines" svg:x1="9.5cm" svg:y1="13.083cm" svg:x2="9.499cm" svg:y2="14.5cm" svg:d="m9500 13083v0l-1 917v500">
          <text:p text:style-name="P4"/>
        </draw:connector>
        <draw:connector draw:style-name="gr2" draw:text-style-name="P3" draw:layer="layout" draw:line-skew="0.722cm 0.5cm" svg:x1="2.003cm" svg:y1="13.971cm" svg:x2="9.499cm" svg:y2="9cm" draw:start-shape="id5" draw:start-glue-point="3" draw:end-shape="id1" draw:end-glue-point="4" svg:d="m2003 13971h-3v-4971h7499v0">
          <text:p text:style-name="P4"/>
        </draw:connector>
        <draw:custom-shape draw:style-name="gr1" draw:text-style-name="P2" draw:layer="layout" svg:width="4cm" svg:height="1cm" svg:x="7.5cm" svg:y="7cm">
          <text:p text:style-name="P1"><text:span text:style-name="T1">i = 2</text:span></text:p>
          <text:p text:style-name="P1"><text:span text:style-name="T1">suma 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5cm" svg:height="2cm" svg:x="7cm" svg:y="14.5cm">
          <text:p text:style-name="P1"><text:span text:style-name="T1">Escribir “La suma de</text:span></text:p>
          <text:p text:style-name="P1"><text:span text:style-name="T1">los números pares de</text:span></text:p>
          <text:p text:style-name="P1"><text:span text:style-name="T1">2 a “, n, “es”, sum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id="id2" draw:layer="layout" svg:width="3.5cm" svg:height="1cm" svg:x="2.951cm" svg:y="10.772cm">
          <text:p text:style-name="P1"><text:span text:style-name="T1">suma = suma + 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s" svg:x1="9.501cm" svg:y1="16.5cm" svg:x2="9.499cm" svg:y2="18cm" draw:end-shape="id6" draw:end-glue-point="4" svg:d="m9501 16500v0l-2 1000v500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lfredo</meta:initial-creator>
    <meta:creation-date>2008-09-29T09:09:13</meta:creation-date>
    <dc:creator>Alfredo</dc:creator>
    <dc:date>2008-10-01T08:08:01</dc:date>
    <meta:editing-cycles>6</meta:editing-cycles>
    <meta:editing-duration>PT22M27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22"/>
  </office:meta>
</office:document-meta>
</file>